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style:text-underline-style="none" officeooo:rsid="0008b368" officeooo:paragraph-rsid="001d9c28"/>
    </style:style>
    <style:style style:name="P2" style:family="paragraph" style:parent-style-name="Standard">
      <style:text-properties fo:color="#2a6099" officeooo:rsid="0008b368" officeooo:paragraph-rsid="001d9c28"/>
    </style:style>
    <style:style style:name="P3" style:family="paragraph" style:parent-style-name="Standard">
      <style:paragraph-properties fo:text-align="center" style:justify-single-word="false"/>
      <style:text-properties fo:color="#ce181e" fo:font-size="18pt" officeooo:rsid="0008b368" officeooo:paragraph-rsid="001d9c28" style:font-size-asian="18pt" style:font-size-complex="18pt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1d9c28"/>
    </style:style>
    <style:style style:name="P5" style:family="paragraph" style:parent-style-name="Standard">
      <style:text-properties officeooo:rsid="0008b368" officeooo:paragraph-rsid="001d9c28"/>
    </style:style>
    <style:style style:name="P6" style:family="paragraph" style:parent-style-name="Standard">
      <style:text-properties officeooo:paragraph-rsid="001d9c28"/>
    </style:style>
    <style:style style:name="P7" style:family="paragraph" style:parent-style-name="Standard">
      <style:text-properties fo:color="#2a6099" officeooo:rsid="0008b368" officeooo:paragraph-rsid="001d9c28"/>
    </style:style>
    <style:style style:name="P8" style:family="paragraph" style:parent-style-name="Standard">
      <style:text-properties fo:color="#2a6099" style:text-underline-style="none" officeooo:rsid="0008b368" officeooo:paragraph-rsid="001d9c28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6"/>
      <text:p text:style-name="P6">lambret@lambret-Latitude-E5430-non-vPro:~$ <text:span text:style-name="T1">sudo mysql</text:span></text:p>
      <text:p text:style-name="P5"/>
      <text:p text:style-name="P4">Exercice1 :Dans la table *languages*, supprimer toutes les lignes parlant de HTML.</text:p>
      <text:p text:style-name="P2"/>
      <text:p text:style-name="P2">mysql&gt; DELETE FROM `languages`</text:p>
      <text:p text:style-name="P2"><text:s text:c="4"/>-&gt; WHERE `language`='HTML';</text:p>
      <text:p text:style-name="P2">Query OK, 1 row affected (0.03 sec)</text:p>
      <text:p text:style-name="P6"/>
      <text:p text:style-name="P4"><text:bookmark-start text:name="__DdeLink__0_3054046036"/>Exercice2<text:bookmark-end text:name="__DdeLink__0_3054046036"/> :Dans la table *frameworks*, modifier toutes les lignes ayant le framework **Symfony** par **Symfony2**.</text:p>
      <text:p text:style-name="P4"/>
      <text:p text:style-name="P2">mysql&gt; UPDATE `frameworks`</text:p>
      <text:p text:style-name="P2"><text:s text:c="4"/>-&gt; SET `framework`='Symfony2'</text:p>
      <text:p text:style-name="P2"><text:s text:c="4"/>-&gt; WHERE `framework`='Symfony';</text:p>
      <text:p text:style-name="P2">Query OK, 2 rows affected (0.35 sec)</text:p>
      <text:p text:style-name="P2">Rows matched: 2 <text:s/>Changed: 2 <text:s/>Warnings: 0</text:p>
      <text:p text:style-name="P5"/>
      <text:p text:style-name="P4">Exercice3 :Dans la table *languages*, modifier la ligne du langage **JavaScript** version **5** par la version **5.1**</text:p>
      <text:p text:style-name="P4"/>
      <text:p text:style-name="P1">mysql&gt; UPDATE `languages`</text:p>
      <text:p text:style-name="P1"><text:s text:c="4"/>-&gt; SET `version`='5.1'</text:p>
      <text:p text:style-name="P1"><text:s text:c="4"/>-&gt; <text:s/>WHERE `language`='JavaScript' AND `version`='5';</text:p>
      <text:p text:style-name="P1">Query OK, 2 rows affected (0.05 sec)</text:p>
      <text:p text:style-name="P1">Rows matched: 2 <text:s/>Changed: 2 <text:s/>Warnings: 0</text:p>
      <text:p text:style-name="P1"/>
      <text:p text:style-name="P1"/>
      <text:p text:style-name="P1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6:14:37.576833565</meta:creation-date>
    <dc:date>2018-12-20T16:03:58.303523020</dc:date>
    <meta:editing-duration>PT21M7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18" meta:word-count="110" meta:character-count="819" meta:non-whitespace-character-count="702"/>
  </office:meta>
</office:document-meta>
</file>